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d" officeooo:paragraph-rsid="00079d1d"/>
    </style:style>
    <style:style style:name="T1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Sitio ArteCriollo</text:p>
      <text:p text:style-name="P1"/>
      <text:p text:style-name="P1">- La url order-confirm solo sera llamada cuando se complete el pago y se redirecciones de enzona para el sitio, esta va aguardar en base de datos toda la informacion del pedido y va a mostrarle al usuario la posiblidad de hacer una consulta a enzona para mostrar los detalles del pago, ademas esta vista <text:span text:style-name="T1">redireccionara a la pagina de gracias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3:53.274937686</meta:creation-date>
    <dc:date>2022-02-17T22:48:48.250757280</dc:date>
    <meta:editing-duration>PT4M58S</meta:editing-duration>
    <meta:editing-cycles>1</meta:editing-cycles>
    <meta:document-statistic meta:table-count="0" meta:image-count="0" meta:object-count="0" meta:page-count="1" meta:paragraph-count="2" meta:word-count="64" meta:character-count="366" meta:non-whitespace-character-count="302"/>
    <meta:generator>LibreOffice/6.4.7.2$Linux_X86_64 LibreOffice_project/40$Build-2</meta:generator>
  </office:meta>
</office:document-meta>
</file>